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2025-09-22 13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2025-08-27 14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2025-07-24 13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2025-06-25 14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2025-05-30 13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2025-04-29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2025-03-31 12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2025-02-21 13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2025-01-29 20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2024-12-30 14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2024-11-26 13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2024-10-28 12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2024-09-30 13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2024-08-26 13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2024-07-30 12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2024-06-27 13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2024-05-29 13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2024-04-29 13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2024-03-26 12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2024-02-27 13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2024-01-29 14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2023-12-28 13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2023-11-27 13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2023-10-23 13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2023-09-27 12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2023-08-30 13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2023-07-27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2023-06-28 13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2023-05-30 13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2023-04-25 13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2023-03-28 12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2023-02-27 13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2023-01-30 13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2022-12-22 1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2022-11-28 13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2022-10-25 11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2022-09-23 12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2022-08-30 12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2022-07-28 12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2022-06-27 11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2022-05-26 12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2022-04-26 12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2022-03-28 12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2022-02-23 12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2022-01-25 13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2021-12-27 13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2021-11-23 13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2021-10-29 11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2021-09-23 11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2021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2021-07-26 12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2021-06-28 13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2021-05-26 12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2021-04-27 11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2021-03-29 12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2021-02-23 12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2021-01-27 13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2020-12-18 12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2020-11-20 13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2020-10-29 12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2020-10-20 17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2020-09-24 12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2020-08-26 13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2020-07-30 12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2020-06-26 11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2020-05-26 11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2020-04-30 11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2020-02-24 13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2020-01-27 1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2019-12-23 12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2019-11-22 12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2019-10-31 10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2019-09-25 11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2019-08-29 11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2019-07-26 11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2019-06-24 12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2019-05-31 13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2019-04-29 12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2019-03-21 13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2019-02-26 13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2019-01-31 21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2018-12-21 12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2018-11-29 12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2018-10-26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2018-09-26 18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2018-08-27 20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2018-07-30 12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2018-06-29 12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2018-05-30 11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2018-04-27 12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2018-03-30 12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2018-02-28 13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2018-02-01 14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2017-12-27 13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2017-11-27 13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2017-10-31 12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2017-09-28 11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2017-08-28 12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2017-07-26 12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2017-06-29 11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2017-05-25 13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2017-04-28 12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2017-03-30 12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2017-02-23 13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2017-01-31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2016-12-27 13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2016-11-28 13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2016-10-25 11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2016-09-29 12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2016-08-31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2016-07-25 14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2016-06-22 11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2016-05-27 11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2016-04-25 12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2016-03-29 19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2016-01-26 12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2015-12-29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2015-11-20 13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2015-10-26 12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2015-09-29 12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2015-08-27 12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2015-07-27 12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2015-06-30 14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2015-05-28 12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2015-04-22 12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2015-03-26 13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2015-01-26 13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2014-12-16 13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2014-11-21 13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2014-10-29 12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2014-09-29 12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2014-08-27 12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2014-07-29 13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2014-06-27 12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2014-05-29 12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2014-04-28 1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2014-03-25 13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2014-01-28 13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2013-12-30 13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2013-11-25 13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2013-10-25 14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2013-09-27 11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2013-08-27 20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2013-07-24 21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2013-06-27 18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2013-05-28 19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2013-04-25 20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2013-03-21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2013-01-31 20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2012-12-26 13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2012-11-29 19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2012-11-01 18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2012-09-25 17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2012-08-31 17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2012-07-26 17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2012-06-28 16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2012-05-30 17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2012-04-25 17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2012-03-26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2012-02-27 18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2012-01-30 18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2011-12-21 18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2011-11-29 18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2011-10-25 11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2011-09-26 12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2011-08-31 18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2011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2011-06-28 12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2011-05-25 14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2011-04-27 11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2011-03-30 12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2011-02-22 13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2010-12-21 15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2010-11-29 12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2010-10-27 13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2010-09-29 11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2010-08-30 12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2010-07-27 11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2010-06-29 12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2010-05-21 11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2010-04-26 13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2010-03-29 12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2010-02-23 14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2010-01-26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2009-12-21 16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2009-11-24 14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2009-10-27 14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2009-09-29 15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2009-08-28 13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2009-07-29 13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2009-06-29 13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2009-05-27 15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2009-04-27 14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2009-03-24 12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2009-02-25 21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2009-01-29 19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2008-12-22 14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2008-11-28 13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2008-10-29 13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2008-09-26 15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2008-08-26 16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2008-07-25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2008-06-26 14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2008-05-27 19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2008-04-29 14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2008-03-24 13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2008-02-26 13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2008-01-23 13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2007-12-27 14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2007-11-30 13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2007-10-26 13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2007-10-17 13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2007-09-20 13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2007-08-28 20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2007-07-30 13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2007-06-27 13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2007-05-30 14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2007-04-26 13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2007-03-29 12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2007-02-27 13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2007-01-29 14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2006-12-28 13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2006-11-28 20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2006-10-31 14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2006-09-26 20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2006-08-28 13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2006-07-25 15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2006-06-27 13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2006-05-22 14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2006-04-26 14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2006-03-27 20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2006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2006-01-25 19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2005-12-30 17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2005-11-28 14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2005-10-25 20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2005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2005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2005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2005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2005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2005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2005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2005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2005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2004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2004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2004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2004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2004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2004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2004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2004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2004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2004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2004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2003-1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2003-1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2003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2003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2003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2003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2003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2003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2003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2003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2003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2003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2002-1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2002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2002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2002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2002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2002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2002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2002-05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2002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2002-05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2002-05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2002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2002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2002-04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2002-04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2002-04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2002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2002-03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2002-03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2002-03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2002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2002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2001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2001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2001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2001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2001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2001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2001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2001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2001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2001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2001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2000-1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2000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2000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2000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2000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2000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2000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2000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2000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2000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2000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2000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99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99-1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99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99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99-08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99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99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99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99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99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99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99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98-1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98-1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98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98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98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98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98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98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98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98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98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98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97-1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97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97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97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97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97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97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97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97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97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97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96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96-1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96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96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96-09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96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96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96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96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96-06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96-05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96-04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96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96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96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96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96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96-01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95-12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95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95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95-10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95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95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95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95-08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95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95-07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95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95-06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95-06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95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95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95-04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95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95-03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95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95-02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95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95-01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94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94-12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94-1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94-11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94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94-10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94-10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94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94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94-08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94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94-07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94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94-06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94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94-05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94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94-04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94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94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94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94-02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94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93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93-12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93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93-09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93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93-08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93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93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93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93-06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93-05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93-05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93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93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93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93-03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93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93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93-0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92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92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92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92-11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92-09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92-08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92-08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92-07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92-07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92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92-06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92-05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92-05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92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92-04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92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92-03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92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92-0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92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92-0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91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91-12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91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91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91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91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91-09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91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91-08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91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91-07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91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91-06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91-05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91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91-04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91-03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91-03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91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91-02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91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91-01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90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90-12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90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90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90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90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90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90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90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90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90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89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89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89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89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89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89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89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89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89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89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89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88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88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88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88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88-07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88-07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88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88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88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88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88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88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87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87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87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87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87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87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87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87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87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87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87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87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86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86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86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86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86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86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86-05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86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86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86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86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85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85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85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85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85-08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85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85-07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85-07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85-07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85-07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85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85-06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85-06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85-06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85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85-05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85-05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85-05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85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85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85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85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84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84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84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84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84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84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84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84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84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84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83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83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83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83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83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83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83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83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83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83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83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82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82-1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82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82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82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82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82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82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82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82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81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81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81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81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81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81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81-05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81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81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81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81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80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80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80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80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80-09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80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80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80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80-05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80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80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80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80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79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79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79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79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79-08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79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79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79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79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79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79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79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78-1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78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78-10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78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78-08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78-07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78-06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78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78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78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78-0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78-0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77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77-1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77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77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77-08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77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77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77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77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77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77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77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76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76-1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76-10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76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76-08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76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76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76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76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76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76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76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75-1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75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75-10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75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75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75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75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75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75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75-03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75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75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74-1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74-1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74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74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74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74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74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74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74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74-03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74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74-0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73-1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73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73-10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73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73-08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73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73-06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73-05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73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73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73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73-0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72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72-1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72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72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72-08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72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72-06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72-05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72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72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72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72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71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71-1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71-10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71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71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71-07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71-06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71-05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71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71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71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71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70-1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70-1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70-10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70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70-08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70-07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70-06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70-05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70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70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70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70-0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69-1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69-1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69-10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69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69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69-07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69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69-05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69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69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69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69-0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68-1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68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68-10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68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68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68-07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68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68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68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68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68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68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67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67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67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67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67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67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67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67-05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67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67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67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67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66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66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66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66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66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66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66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66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66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66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66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66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65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65-1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65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65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65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65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65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65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65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65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65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65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64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64-1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64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64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64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64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64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64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64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64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64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64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63-1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63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63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63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63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63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63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63-05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63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63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63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63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62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62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62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62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62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62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62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62-05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62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62-04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62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62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61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61-1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61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61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61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61-08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61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61-06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61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61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61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61-0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60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60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60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60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60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60-08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60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60-06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60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60-04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60-03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60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59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59-1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59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59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59-09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59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59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59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59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59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59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59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58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58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58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58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58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58-08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58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58-05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58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58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58-03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58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57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57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57-11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57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57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57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57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57-06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57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57-04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57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57-0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57-01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56-1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56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56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56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56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56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56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56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56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56-0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56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55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55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55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55-10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55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55-08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55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55-07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55-05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55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55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55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55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54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54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54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54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54-09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54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54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54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54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54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54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54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53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53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53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53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53-09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53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53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53-05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53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53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53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53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52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52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52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52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52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52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52-07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52-06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52-06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52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52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52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52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51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51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51-1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51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51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51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51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51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51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51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51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51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51-0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50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50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50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50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50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50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50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50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50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50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50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49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49-1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49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49-09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49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49-08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49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49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48-1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48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48-10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39-09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39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39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39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39-06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39-06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39-05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39-05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39-05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39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39-04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39-04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39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39-03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39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39-02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39-0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39-01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38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38-12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38-1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38-1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38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38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38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38-10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38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38-09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38-08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38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38-07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38-06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38-06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38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38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38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38-04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38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38-03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38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38-02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38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38-01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38-0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37-1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37-12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37-1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37-11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37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37-10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37-10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37-10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37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37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37-09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37-09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37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37-08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37-08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37-08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37-08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37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37-07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37-07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37-07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37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37-06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37-06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37-06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37-06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37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37-05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37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37-05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37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37-04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37-04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37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37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37-03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37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37-03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37-03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37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37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37-02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37-0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37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37-01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37-01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37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36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36-1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36-12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36-12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36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36-1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36-11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36-11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36-1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36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36-10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36-10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36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36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36-09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36-09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36-09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36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36-08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36-08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36-08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36-08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36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36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36-07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36-07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36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36-06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36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36-06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36-06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36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36-05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36-05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36-05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36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36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36-04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36-04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36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36-03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36-03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36-03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36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36-0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36-0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36-02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36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36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36-0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36-0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35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35-1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35-12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35-12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35-1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35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35-11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35-11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35-1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35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35-10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35-10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35-10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35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35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35-09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35-09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35-09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35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35-08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35-08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35-08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35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35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35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35-07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35-07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35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35-06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35-06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35-06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35-05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35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35-05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35-05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35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35-04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35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35-04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35-04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35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35-03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35-03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35-03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35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35-0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35-02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35-02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35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35-0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35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35-01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35-0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34-1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34-12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34-12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34-12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34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34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10072372101</text:p>
          </table:table-cell>
          <table:table-cell office:value-type="string" calcext:value-type="string">
            <text:p>CT-SW <text:s text:c="3"/>64</text:p>
          </table:table-cell>
          <table:table-cell office:value-type="string" calcext:value-type="string">
            <text:p>1934-10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739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7134" meta:object-count="0"/>
    <meta:user-defined meta:name="AppVersion">3.0</meta:user-defined>
  </office:meta>
</office:document-meta>
</file>